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9c4" officeooo:paragraph-rsid="001359c4"/>
    </style:style>
    <style:style style:name="P2" style:family="paragraph" style:parent-style-name="Standard">
      <style:text-properties officeooo:rsid="0013ca3a" officeooo:paragraph-rsid="00147dc0"/>
    </style:style>
    <style:style style:name="P3" style:family="paragraph" style:parent-style-name="Standard">
      <style:text-properties fo:font-size="14pt" fo:font-weight="bold" officeooo:rsid="001359c4" officeooo:paragraph-rsid="001359c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7dc0" officeooo:paragraph-rsid="00147dc0"/>
    </style:style>
    <style:style style:name="P5" style:family="paragraph" style:parent-style-name="Standard">
      <style:text-properties officeooo:rsid="00147dc0" officeooo:paragraph-rsid="0014b0bb"/>
    </style:style>
    <style:style style:name="P6" style:family="paragraph" style:parent-style-name="Standard">
      <style:text-properties fo:font-weight="bold" officeooo:rsid="0016e73b" officeooo:paragraph-rsid="0014b0bb" style:font-weight-asian="bold" style:font-weight-complex="bold"/>
    </style:style>
    <style:style style:name="P7" style:family="paragraph" style:parent-style-name="Standard">
      <style:text-properties fo:font-weight="bold" officeooo:rsid="0016e73b" officeooo:paragraph-rsid="0016e73b" style:font-weight-asian="bold" style:font-weight-complex="bold"/>
    </style:style>
    <style:style style:name="P8" style:family="paragraph" style:parent-style-name="Standard">
      <style:text-properties fo:font-weight="bold" officeooo:rsid="0016e73b" officeooo:paragraph-rsid="001a5290" style:font-weight-asian="bold" style:font-weight-complex="bold"/>
    </style:style>
    <style:style style:name="P9" style:family="paragraph" style:parent-style-name="Standard">
      <style:text-properties fo:font-weight="bold" officeooo:rsid="0019567a" officeooo:paragraph-rsid="001ab982" style:font-weight-asian="bold" style:font-weight-complex="bold"/>
    </style:style>
    <style:style style:name="P10" style:family="paragraph" style:parent-style-name="Standard">
      <style:text-properties fo:font-weight="bold" officeooo:rsid="0019567a" officeooo:paragraph-rsid="001c6aa3" style:font-weight-asian="bold" style:font-weight-complex="bold"/>
    </style:style>
    <style:style style:name="P11" style:family="paragraph" style:parent-style-name="Standard">
      <style:text-properties fo:font-weight="bold" officeooo:rsid="001a5290" officeooo:paragraph-rsid="001a5290" style:font-weight-asian="bold" style:font-weight-complex="bold"/>
    </style:style>
    <style:style style:name="P12" style:family="paragraph" style:parent-style-name="Standard">
      <style:text-properties officeooo:rsid="0016e73b" officeooo:paragraph-rsid="0016e73b"/>
    </style:style>
    <style:style style:name="P13" style:family="paragraph" style:parent-style-name="Standard">
      <style:text-properties officeooo:rsid="0016e73b" officeooo:paragraph-rsid="001bff31"/>
    </style:style>
    <style:style style:name="T1" style:family="text">
      <style:text-properties officeooo:rsid="00147d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e73b" style:font-weight-asian="bold" style:font-weight-complex="bold"/>
    </style:style>
    <style:style style:name="T4" style:family="text">
      <style:text-properties fo:font-weight="bold" officeooo:rsid="001a5290" style:font-weight-asian="bold" style:font-weight-complex="bold"/>
    </style:style>
    <style:style style:name="T5" style:family="text">
      <style:text-properties fo:font-weight="bold" officeooo:rsid="001ab982" style:font-weight-asian="bold" style:font-weight-complex="bold"/>
    </style:style>
    <style:style style:name="T6" style:family="text">
      <style:text-properties fo:font-weight="bold" officeooo:rsid="001bff31" style:font-weight-asian="bold" style:font-weight-complex="bold"/>
    </style:style>
    <style:style style:name="T7" style:family="text">
      <style:text-properties fo:font-weight="bold" officeooo:rsid="001c6ec8" style:font-weight-asian="bold" style:font-weight-complex="bold"/>
    </style:style>
    <style:style style:name="T8" style:family="text">
      <style:text-properties officeooo:rsid="001a5290"/>
    </style:style>
    <style:style style:name="T9" style:family="text">
      <style:text-properties officeooo:rsid="001bff31"/>
    </style:style>
    <style:style style:name="T10" style:family="text">
      <style:text-properties officeooo:rsid="001c6e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stema de acompanhamento de execução de rotinas de limpeza em linha de produção.</text:p>
      <text:p text:style-name="P1"/>
      <text:p text:style-name="P1"><text:span text:style-name="T2">Problema:</text:span><text:line-break/>Rotinas de limpeza são monitoradas de forma manual, gráficos são gerados a partir de excel alimentados por colaboradores, tempo de execução marcado no cartão nem sempre é o real, ou o tempo esperado para realização da rotina é muito diferente do real.<text:line-break/></text:p>
      <text:p text:style-name="P1"/>
      <text:p text:style-name="P1"><text:span text:style-name="T2">Como o sistema resolverá esse problema:</text:span><text:line-break/></text:p>
      <text:p text:style-name="P2">Os cartões de limpeza serão cadastrados no sistema, com as instruções para realização da atividade, com o tempo esperado para execução da atividade.</text:p>
      <text:p text:style-name="P2"><text:line-break/>O colaborador ao iniciar a atividade, efetuará o login no sistema, disparará um cronometro, <text:span text:style-name="T1">ao concluir encerrará o cronometro e enviará para o banco de dados, poderá cadastrar o tempo manualmente, caso esqueça de ativar o cronometro.</text:span></text:p>
      <text:p text:style-name="P2"/>
      <text:p text:style-name="P4">O sistema calculará a média de tempo utilizado na execução de cada atividade, o maior tempo utilizado, o menor tempo para cada atividade.<text:line-break/><text:line-break/>A média geral de tempo de execução das atividades.<text:line-break/></text:p>
      <text:p text:style-name="P5">Emitirá alertas das atividades em atraso e programadas para semana.<text:line-break/><text:line-break/>O sistema gerará gráficos comparando o tempo médio, o tempo esperado, o maior tempo entre outros.<text:line-break/></text:p>
      <text:p text:style-name="P5"><text:line-break/><text:span text:style-name="T2"><text:line-break/></text:span><text:span text:style-name="T3">Passos para desenvolvimento</text:span></text:p>
      <text:p text:style-name="P6"/>
      <text:p text:style-name="P7">1 – <text:span text:style-name="T8">Painel administrativo</text:span></text:p>
      <text:p text:style-name="P8"><text:span text:style-name="T8"><text:tab/>1.1 – Login admins<text:tab/> </text:span></text:p>
      <text:p text:style-name="P10"><text:tab/>1.<text:span text:style-name="T8">2</text:span> – <text:span text:style-name="T9">Formulário de cadastro de colaboradores</text:span></text:p>
      <text:p text:style-name="P10"><text:tab/><text:tab/> <text:span text:style-name="T10">1.2.1 – Envia e-mail para o colaborador com uma senha aleatória e <text:tab/><text:tab/><text:tab/><text:tab/>provisória.</text:span><text:tab/><text:tab/></text:p>
      <text:p text:style-name="P9"><text:tab/>1.<text:span text:style-name="T8">3</text:span> – <text:span text:style-name="T9">Formulário de cadastro de CILTs</text:span></text:p>
      <text:p text:style-name="P9"><text:span text:style-name="T8"><text:tab/>1.4 – Associação dos CILTs ao colaborador </text:span></text:p>
      <text:p text:style-name="P11">2- Painel de acesso dos colaboradores </text:p>
      <text:p text:style-name="P12"><text:span text:style-name="T4"><text:tab/>2.1 - L</text:span><text:span text:style-name="T2">ogin colaborador</text:span></text:p>
      <text:p text:style-name="P12"><text:span text:style-name="T2"><text:tab/><text:tab/></text:span><text:span text:style-name="T7">2.1.1 -No primeiro, haverá um botão onde o colaborador vai inserir o token <text:tab/><text:tab/><text:tab/>gerado no cadastro e recebido em seu e-mail.</text:span></text:p>
      <text:p text:style-name="P12"><text:span text:style-name="T2"><text:tab/></text:span><text:span text:style-name="T5">2.2 – Tela inicial para o colaborador</text:span></text:p>
      <text:p text:style-name="P12"><text:span text:style-name="T4"><text:tab/><text:tab/>2.2.</text:span><text:span text:style-name="T5">1</text:span><text:span text:style-name="T4"> – </text:span><text:span text:style-name="T5">Exibição dos CILTs associados ao seu nome com status: em dia ou <text:tab/><text:tab/><text:tab/>atrasado</text:span></text:p>
      <text:p text:style-name="P12"><text:span text:style-name="T5"><text:tab/><text:tab/>2.2.2 – Exibição dos CILTs </text:span><text:span text:style-name="T6">atrasados</text:span><text:span text:style-name="T5"> dos demais membros da equipe</text:span></text:p>
      <text:p text:style-name="P12"><text:span text:style-name="T5"><text:tab/><text:tab/></text:span><text:span text:style-name="T6">2.2.3 – Exibição de gráficos com tempo Esperado x Planejado x Real</text:span></text:p>
      <text:p text:style-name="P12"><text:span text:style-name="T5"><text:tab/>2.3 – Seleção do CILTs ser realizado</text:span></text:p>
      <text:p text:style-name="P13"><text:span text:style-name="T5"><text:tab/><text:tab/>2.3.1 – <text:s/></text:span><text:span text:style-name="T6">I</text:span><text:span text:style-name="T5">nstruções </text:span><text:span text:style-name="T6">para o trabalho</text:span></text:p>
      <text:p text:style-name="P13"><text:span text:style-name="T5"><text:tab/><text:tab/></text:span><text:span text:style-name="T6">2.3.2 – Tempo planejado para execução da tarefa</text:span></text:p>
      <text:p text:style-name="P13"><text:span text:style-name="T6"><text:tab/><text:tab/>2.3.3 -Tempo médio para execução da tarefa</text:span></text:p>
      <text:p text:style-name="P13"><text:soft-page-break/><text:span text:style-name="T6"><text:s/><text:tab/><text:tab/>2.3.4- cronometro, e um campo onde deverá ser inserido o tempo levado para <text:tab/><text:tab/>execução da tarefa, caso o cronometro não seja iniciado.</text:span></text:p>
      <text:p text:style-name="P12"><text:span text:style-name="T6"/></text:p>
      <text:p text:style-name="P12"><text:span text:style-name="T5"><text:tab/><text:tab/></text:span></text:p>
      <text:p text:style-name="P12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14:05:49.847000000</meta:creation-date>
    <dc:date>2021-10-03T14:57:11.807000000</dc:date>
    <meta:editing-duration>PT1H44M3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27" meta:word-count="338" meta:character-count="2160" meta:non-whitespace-character-count="1778"/>
  </office:meta>
</office:document-meta>
</file>